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F000000DF07B12F7F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Chart connected components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connected components'.M47" table:end-x="0.903cm" table:end-y="0.307cm" draw:z-index="0" draw:style-name="gr1" svg:width="28cm" svg:height="21cm" svg:x="0cm" svg:y="0cm">
              <draw:object draw:notify-on-update-of-ranges="Data.A2:Data.A2 Data.A3:Data.A43 Data.B2:Data.B2 Data.B3:Data.B43 Data.C2:Data.C2 Data.C3:Data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'Chart connected components'.Z47" table:end-x="0.902cm" table:end-y="0.307cm" draw:z-index="1" draw:style-name="gr1" svg:width="28cm" svg:height="21cm" svg:x="0cm" svg:y="0cm">
              <draw:object draw:notify-on-update-of-ranges="Data.A2:Data.A2 Data.A3:Data.A13 Data.B2:Data.B2 Data.B3:Data.B13 Data.C2:Data.C2 Data.C3:Data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Chart largest component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largest component'.M47" table:end-x="0.904cm" table:end-y="0.307cm" draw:z-index="0" draw:style-name="gr1" svg:width="28cm" svg:height="21cm" svg:x="0.001cm" svg:y="0cm">
              <draw:object draw:notify-on-update-of-ranges="Data.A2:Data.A2 Data.A3:Data.A43 Data.D2:Data.D2 Data.D3:Data.D43 Data.E2:Data.E2 Data.E3:Data.E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>
            <draw:frame table:end-cell-address="'Chart largest component'.Z47" table:end-x="0.902cm" table:end-y="0.307cm" draw:z-index="1" draw:style-name="gr1" svg:width="28cm" svg:height="21cm" svg:x="0cm" svg:y="0cm">
              <draw:object draw:notify-on-update-of-ranges="Data.A2:Data.A2 Data.A3:Data.A13 Data.D2:Data.D2 Data.D3:Data.D13 Data.E2:Data.E2 Data.E3:Data.E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# connected components</text:p>
          </table:table-cell>
          <table:covered-table-cell/>
          <table:table-cell table:style-name="ce1" office:value-type="string" table:number-columns-spanned="2" table:number-rows-spanned="1">
            <text:p>% nodes in the largest component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% nodes detach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19929">
            <text:p>19929</text:p>
          </table:table-cell>
          <table:table-cell office:value-type="float" office:value="98.3819669600124">
            <text:p>98.38196696</text:p>
          </table:table-cell>
          <table:table-cell office:value-type="float" office:value="20.9417940404508">
            <text:p>20.941794040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1">
            <text:p>961</text:p>
          </table:table-cell>
          <table:table-cell office:value-type="float" office:value="24038">
            <text:p>24038</text:p>
          </table:table-cell>
          <table:table-cell office:value-type="float" office:value="96.9183263856724">
            <text:p>96.9183263857</text:p>
          </table:table-cell>
          <table:table-cell office:value-type="float" office:value="0.466265246255983">
            <text:p>0.466265246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float" office:value="26355">
            <text:p>26355</text:p>
          </table:table-cell>
          <table:table-cell office:value-type="float" office:value="95.5411455920951">
            <text:p>95.5411455921</text:p>
          </table:table-cell>
          <table:table-cell office:value-type="float" office:value="0.120426123205188">
            <text:p>0.1204261232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86">
            <text:p>1786</text:p>
          </table:table-cell>
          <table:table-cell office:value-type="float" office:value="27843">
            <text:p>27843</text:p>
          </table:table-cell>
          <table:table-cell office:value-type="float" office:value="94.3399722093562">
            <text:p>94.3399722094</text:p>
          </table:table-cell>
          <table:table-cell office:value-type="float" office:value="0.0771962328238382">
            <text:p>0.077196232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8">
            <text:p>2168</text:p>
          </table:table-cell>
          <table:table-cell office:value-type="float" office:value="28901">
            <text:p>28901</text:p>
          </table:table-cell>
          <table:table-cell office:value-type="float" office:value="93.154238073182">
            <text:p>93.1542380732</text:p>
          </table:table-cell>
          <table:table-cell office:value-type="float" office:value="0.0308784931295353">
            <text:p>0.030878493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20">
            <text:p>3220</text:p>
          </table:table-cell>
          <table:table-cell office:value-type="float" office:value="29718">
            <text:p>29718</text:p>
          </table:table-cell>
          <table:table-cell office:value-type="float" office:value="89.8564150069477">
            <text:p>89.8564150069</text:p>
          </table:table-cell>
          <table:table-cell office:value-type="float" office:value="0.0247027945036282">
            <text:p>0.024702794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46">
            <text:p>3646</text:p>
          </table:table-cell>
          <table:table-cell office:value-type="float" office:value="30343">
            <text:p>30343</text:p>
          </table:table-cell>
          <table:table-cell office:value-type="float" office:value="88.5193762544388">
            <text:p>88.5193762544</text:p>
          </table:table-cell>
          <table:table-cell office:value-type="float" office:value="0.0123513972518141">
            <text:p>0.012351397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39">
            <text:p>4239</text:p>
          </table:table-cell>
          <table:table-cell office:value-type="float" office:value="30924">
            <text:p>30924</text:p>
          </table:table-cell>
          <table:table-cell office:value-type="float" office:value="86.6666666666667">
            <text:p>86.666666666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4">
            <text:p>4594</text:p>
          </table:table-cell>
          <table:table-cell office:value-type="float" office:value="31247">
            <text:p>31247</text:p>
          </table:table-cell>
          <table:table-cell office:value-type="float" office:value="85.5735680098811">
            <text:p>85.5735680099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97">
            <text:p>4997</text:p>
          </table:table-cell>
          <table:table-cell office:value-type="float" office:value="31563">
            <text:p>31563</text:p>
          </table:table-cell>
          <table:table-cell office:value-type="float" office:value="84.3260768874479">
            <text:p>84.3260768874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47">
            <text:p>5347</text:p>
          </table:table-cell>
          <table:table-cell office:value-type="float" office:value="31872">
            <text:p>31872</text:p>
          </table:table-cell>
          <table:table-cell office:value-type="float" office:value="83.2329782306623">
            <text:p>83.232978230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57">
            <text:p>5657</text:p>
          </table:table-cell>
          <table:table-cell office:value-type="float" office:value="32142">
            <text:p>32142</text:p>
          </table:table-cell>
          <table:table-cell office:value-type="float" office:value="82.2819206422727">
            <text:p>82.2819206423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67">
            <text:p>5967</text:p>
          </table:table-cell>
          <table:table-cell office:value-type="float" office:value="32355">
            <text:p>32355</text:p>
          </table:table-cell>
          <table:table-cell office:value-type="float" office:value="81.3092481086923">
            <text:p>81.309248108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90">
            <text:p>7590</text:p>
          </table:table-cell>
          <table:table-cell office:value-type="float" office:value="32385">
            <text:p>32385</text:p>
          </table:table-cell>
          <table:table-cell office:value-type="float" office:value="76.1772425505635">
            <text:p>76.177242550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98">
            <text:p>7998</text:p>
          </table:table-cell>
          <table:table-cell office:value-type="float" office:value="32385">
            <text:p>32385</text:p>
          </table:table-cell>
          <table:table-cell office:value-type="float" office:value="74.9019607843137">
            <text:p>74.901960784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14">
            <text:p>8414</text:p>
          </table:table-cell>
          <table:table-cell office:value-type="float" office:value="32385">
            <text:p>32385</text:p>
          </table:table-cell>
          <table:table-cell office:value-type="float" office:value="73.6143276208121">
            <text:p>73.614327620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14">
            <text:p>8714</text:p>
          </table:table-cell>
          <table:table-cell office:value-type="float" office:value="32385">
            <text:p>32385</text:p>
          </table:table-cell>
          <table:table-cell office:value-type="float" office:value="72.691060676239">
            <text:p>72.691060676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77">
            <text:p>9077</text:p>
          </table:table-cell>
          <table:table-cell office:value-type="float" office:value="32385">
            <text:p>32385</text:p>
          </table:table-cell>
          <table:table-cell office:value-type="float" office:value="71.5300293345685">
            <text:p>71.530029334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59">
            <text:p>9459</text:p>
          </table:table-cell>
          <table:table-cell office:value-type="float" office:value="32385">
            <text:p>32385</text:p>
          </table:table-cell>
          <table:table-cell office:value-type="float" office:value="70.3041531573259">
            <text:p>70.304153157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894">
            <text:p>9894</text:p>
          </table:table-cell>
          <table:table-cell office:value-type="float" office:value="32385">
            <text:p>32385</text:p>
          </table:table-cell>
          <table:table-cell office:value-type="float" office:value="68.9454994596264">
            <text:p>68.945499459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243">
            <text:p>10243</text:p>
          </table:table-cell>
          <table:table-cell office:value-type="float" office:value="32385">
            <text:p>32385</text:p>
          </table:table-cell>
          <table:table-cell office:value-type="float" office:value="67.8029952138336">
            <text:p>67.802995213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71">
            <text:p>10571</text:p>
          </table:table-cell>
          <table:table-cell office:value-type="float" office:value="32385">
            <text:p>32385</text:p>
          </table:table-cell>
          <table:table-cell office:value-type="float" office:value="66.7901806391848">
            <text:p>66.790180639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853">
            <text:p>10853</text:p>
          </table:table-cell>
          <table:table-cell office:value-type="float" office:value="32385">
            <text:p>32385</text:p>
          </table:table-cell>
          <table:table-cell office:value-type="float" office:value="65.9101435849931">
            <text:p>65.91014358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82">
            <text:p>11182</text:p>
          </table:table-cell>
          <table:table-cell office:value-type="float" office:value="32385">
            <text:p>32385</text:p>
          </table:table-cell>
          <table:table-cell office:value-type="float" office:value="64.8942411610314">
            <text:p>64.894241161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652">
            <text:p>11652</text:p>
          </table:table-cell>
          <table:table-cell office:value-type="float" office:value="32385">
            <text:p>32385</text:p>
          </table:table-cell>
          <table:table-cell office:value-type="float" office:value="63.3317894086769">
            <text:p>63.3317894087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53">
            <text:p>12553</text:p>
          </table:table-cell>
          <table:table-cell office:value-type="float" office:value="32385">
            <text:p>32385</text:p>
          </table:table-cell>
          <table:table-cell office:value-type="float" office:value="60.4508259996912">
            <text:p>60.4508259997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966">
            <text:p>12966</text:p>
          </table:table-cell>
          <table:table-cell office:value-type="float" office:value="32385">
            <text:p>32385</text:p>
          </table:table-cell>
          <table:table-cell office:value-type="float" office:value="59.1446657403119">
            <text:p>59.144665740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201">
            <text:p>13201</text:p>
          </table:table-cell>
          <table:table-cell office:value-type="float" office:value="32385">
            <text:p>32385</text:p>
          </table:table-cell>
          <table:table-cell office:value-type="float" office:value="58.4251968503937">
            <text:p>58.425196850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473">
            <text:p>13473</text:p>
          </table:table-cell>
          <table:table-cell office:value-type="float" office:value="32385">
            <text:p>32385</text:p>
          </table:table-cell>
          <table:table-cell office:value-type="float" office:value="57.5976532345222">
            <text:p>57.597653234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851">
            <text:p>13851</text:p>
          </table:table-cell>
          <table:table-cell office:value-type="float" office:value="32385">
            <text:p>32385</text:p>
          </table:table-cell>
          <table:table-cell office:value-type="float" office:value="56.3964798517832">
            <text:p>56.396479851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126">
            <text:p>14126</text:p>
          </table:table-cell>
          <table:table-cell office:value-type="float" office:value="32385">
            <text:p>32385</text:p>
          </table:table-cell>
          <table:table-cell office:value-type="float" office:value="55.5534969893469">
            <text:p>55.553496989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385">
            <text:p>14385</text:p>
          </table:table-cell>
          <table:table-cell office:value-type="float" office:value="32385">
            <text:p>32385</text:p>
          </table:table-cell>
          <table:table-cell office:value-type="float" office:value="54.753744017292">
            <text:p>54.753744017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678">
            <text:p>14678</text:p>
          </table:table-cell>
          <table:table-cell office:value-type="float" office:value="32385">
            <text:p>32385</text:p>
          </table:table-cell>
          <table:table-cell office:value-type="float" office:value="53.8613555658484">
            <text:p>53.861355565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957">
            <text:p>14957</text:p>
          </table:table-cell>
          <table:table-cell office:value-type="float" office:value="32385">
            <text:p>32385</text:p>
          </table:table-cell>
          <table:table-cell office:value-type="float" office:value="52.9627914157789">
            <text:p>52.962791415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188">
            <text:p>15188</text:p>
          </table:table-cell>
          <table:table-cell office:value-type="float" office:value="32385">
            <text:p>32385</text:p>
          </table:table-cell>
          <table:table-cell office:value-type="float" office:value="52.2525860737996">
            <text:p>52.252586073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400">
            <text:p>15400</text:p>
          </table:table-cell>
          <table:table-cell office:value-type="float" office:value="32385">
            <text:p>32385</text:p>
          </table:table-cell>
          <table:table-cell office:value-type="float" office:value="51.6072255673923">
            <text:p>51.607225567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665">
            <text:p>15665</text:p>
          </table:table-cell>
          <table:table-cell office:value-type="float" office:value="32385">
            <text:p>32385</text:p>
          </table:table-cell>
          <table:table-cell office:value-type="float" office:value="50.7889454994596">
            <text:p>50.788945499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76">
            <text:p>15876</text:p>
          </table:table-cell>
          <table:table-cell office:value-type="float" office:value="32385">
            <text:p>32385</text:p>
          </table:table-cell>
          <table:table-cell office:value-type="float" office:value="50.1466728423653">
            <text:p>50.146672842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59">
            <text:p>16159</text:p>
          </table:table-cell>
          <table:table-cell office:value-type="float" office:value="32385">
            <text:p>32385</text:p>
          </table:table-cell>
          <table:table-cell office:value-type="float" office:value="49.238845144357">
            <text:p>49.238845144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63">
            <text:p>16363</text:p>
          </table:table-cell>
          <table:table-cell office:value-type="float" office:value="32385">
            <text:p>32385</text:p>
          </table:table-cell>
          <table:table-cell office:value-type="float" office:value="48.6058360352015">
            <text:p>48.605836035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20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olfo Carvalho</meta:initial-creator>
    <meta:creation-date>2011-09-11T00:43:18</meta:creation-date>
    <dc:date>2011-09-27T20:30:00</dc:date>
    <dc:creator>Rodolfo Carvalho</dc:creator>
    <meta:editing-duration>PT1H56M47S</meta:editing-duration>
    <meta:editing-cycles>11</meta:editing-cycles>
    <meta:generator>LibreOffice/3.3$Unix LibreOffice_project/330m19$Build-202</meta:generator>
    <meta:document-statistic meta:table-count="3" meta:cell-count="2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10.94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43" chart:data-source-has-labels="both" svg:x="1.01cm" svg:y="3.278cm" svg:width="23.845cm" svg:height="16.322cm">
          <chartooo:coordinate-region svg:x="2.187cm" svg:y="3.477cm" svg:width="22.48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43" chart:label-cell-address="Data.B2:Data.B2" chart:class="chart:line">
            <chart:data-point chart:repeated="41"/>
          </chart:series>
          <chart:series chart:style-name="ch10" chart:values-cell-range-address="Data.C3:Data.C43" chart:label-cell-address="Data.C2:Data.C2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">
                <text:p>1</text:p>
                <draw:g>
                  <svg:desc>Data.B3:Data.B43</svg:desc>
                </draw:g>
              </table:table-cell>
              <table:table-cell office:value-type="float" office:value="1">
                <text:p>1</text:p>
                <draw:g>
                  <svg:desc>Data.C3:Data.C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7">
                <text:p>5347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7">
                <text:p>5657</text:p>
              </table:table-cell>
              <table:table-cell office:value-type="float" office:value="32142">
                <text:p>32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7">
                <text:p>5967</text:p>
              </table:table-cell>
              <table:table-cell office:value-type="float" office:value="32355">
                <text:p>32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90">
                <text:p>759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98">
                <text:p>799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14">
                <text:p>84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14">
                <text:p>87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7">
                <text:p>907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59">
                <text:p>94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94">
                <text:p>989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3">
                <text:p>1024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1">
                <text:p>1057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53">
                <text:p>108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82">
                <text:p>1118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52">
                <text:p>1165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53">
                <text:p>125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66">
                <text:p>1296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1">
                <text:p>1320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73">
                <text:p>1347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51">
                <text:p>1385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26">
                <text:p>1412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85">
                <text:p>1438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78">
                <text:p>1467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57">
                <text:p>1495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88">
                <text:p>1518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00">
                <text:p>1540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65">
                <text:p>1566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76">
                <text:p>1587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59">
                <text:p>161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3">
                <text:p>16363</text:p>
              </table:table-cell>
              <table:table-cell office:value-type="float" office:value="32385">
                <text:p>32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9.842cm" svg:y="1.755cm" chart:style-name="ch3">
          <text:p>% of nodes in the largest connected component</text:p>
        </chart:subtitle>
        <chart:legend chart:legend-position="end" svg:x="25.975cm" svg:y="9.98cm" chart:style-name="ch4"/>
        <chart:plot-area chart:style-name="ch5" table:cell-range-address="Data.A2:Data.A43 Data.D2:Data.E43" chart:data-source-has-labels="both" svg:x="1.01cm" svg:y="3.278cm" svg:width="23.845cm" svg:height="16.322cm">
          <chartooo:coordinate-region svg:x="1.817cm" svg:y="3.477cm" svg:width="22.85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43" chart:label-cell-address="Data.D2:Data.D2" chart:class="chart:line">
            <chart:data-point chart:repeated="41"/>
          </chart:series>
          <chart:series chart:style-name="ch11" chart:values-cell-range-address="Data.E3:Data.E43" chart:label-cell-address="Data.E2:Data.E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00">
                <text:p>100</text:p>
                <draw:g>
                  <svg:desc>Data.D3:Data.D43</svg:desc>
                </draw:g>
              </table:table-cell>
              <table:table-cell office:value-type="float" office:value="100">
                <text:p>100</text:p>
                <draw:g>
                  <svg:desc>Data.E3:Data.E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2329782306623">
                <text:p>83.23297823066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819206422727">
                <text:p>82.281920642272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3092481086923">
                <text:p>81.30924810869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1772425505635">
                <text:p>76.177242550563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9019607843137">
                <text:p>74.90196078431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143276208121">
                <text:p>73.614327620812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691060676239">
                <text:p>72.69106067623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5300293345685">
                <text:p>71.530029334568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041531573259">
                <text:p>70.304153157325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9454994596264">
                <text:p>68.945499459626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8029952138336">
                <text:p>67.802995213833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7901806391848">
                <text:p>66.7901806391848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9101435849931">
                <text:p>65.910143584993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942411610314">
                <text:p>64.894241161031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3317894086769">
                <text:p>63.33178940867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4508259996912">
                <text:p>60.450825999691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1446657403119">
                <text:p>59.144665740311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4251968503937">
                <text:p>58.42519685039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976532345222">
                <text:p>57.597653234522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3964798517832">
                <text:p>56.396479851783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34969893469">
                <text:p>55.55349698934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753744017292">
                <text:p>54.75374401729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8613555658484">
                <text:p>53.861355565848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9627914157789">
                <text:p>52.962791415778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525860737996">
                <text:p>52.25258607379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6072255673923">
                <text:p>51.607225567392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7889454994596">
                <text:p>50.78894549945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466728423653">
                <text:p>50.146672842365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238845144357">
                <text:p>49.23884514435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6058360352015">
                <text:p>48.6058360352015</text:p>
              </table:table-cell>
              <table:table-cell office:value-type="float" office:value="0.00308784931295353">
                <text:p>0.00308784931295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10.94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13" chart:data-source-has-labels="both" svg:x="1.01cm" svg:y="3.278cm" svg:width="23.845cm" svg:height="16.322cm">
          <chartooo:coordinate-region svg:x="2.187cm" svg:y="3.477cm" svg:width="22.48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13" chart:label-cell-address="Data.B2:Data.B2" chart:class="chart:line">
            <chart:data-point chart:repeated="11"/>
          </chart:series>
          <chart:series chart:style-name="ch10" chart:values-cell-range-address="Data.C3:Data.C13" chart:label-cell-address="Data.C2:Data.C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">
                <text:p>1</text:p>
                <draw:g>
                  <svg:desc>Data.B3:Data.B13</svg:desc>
                </draw:g>
              </table:table-cell>
              <table:table-cell office:value-type="float" office:value="1">
                <text:p>1</text:p>
                <draw:g>
                  <svg:desc>Data.C3:Data.C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 xlink:href="Pictures/2000000D000000DF000000DF07B12F7F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9.842cm" svg:y="1.755cm" chart:style-name="ch3">
          <text:p>% of nodes in the largest connected component</text:p>
        </chart:subtitle>
        <chart:legend chart:legend-position="end" svg:x="25.975cm" svg:y="9.98cm" chart:style-name="ch4"/>
        <chart:plot-area chart:style-name="ch5" table:cell-range-address="Data.A2:Data.A13 Data.D2:Data.E13" chart:data-source-has-labels="both" svg:x="1.01cm" svg:y="3.278cm" svg:width="23.845cm" svg:height="16.322cm">
          <chartooo:coordinate-region svg:x="1.817cm" svg:y="3.477cm" svg:width="22.85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13" chart:label-cell-address="Data.D2:Data.D2" chart:class="chart:line">
            <chart:data-point chart:repeated="11"/>
          </chart:series>
          <chart:series chart:style-name="ch11" chart:values-cell-range-address="Data.E3:Data.E13" chart:label-cell-address="Data.E2:Data.E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00">
                <text:p>100</text:p>
                <draw:g>
                  <svg:desc>Data.D3:Data.D13</svg:desc>
                </draw:g>
              </table:table-cell>
              <table:table-cell office:value-type="float" office:value="100">
                <text:p>100</text:p>
                <draw:g>
                  <svg:desc>Data.E3:Data.E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